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9474" officeooo:paragraph-rsid="00029474"/>
    </style:style>
    <style:style style:name="P2" style:family="paragraph" style:parent-style-name="Text_20_body">
      <style:text-properties officeooo:rsid="00029474" officeooo:paragraph-rsid="0004577c"/>
    </style:style>
    <style:style style:name="P3" style:family="paragraph" style:parent-style-name="Text_20_body">
      <style:text-properties officeooo:rsid="000366b0" officeooo:paragraph-rsid="000366b0"/>
    </style:style>
    <style:style style:name="P4" style:family="paragraph" style:parent-style-name="Text_20_body">
      <style:text-properties officeooo:rsid="0004577c" officeooo:paragraph-rsid="0004577c"/>
    </style:style>
    <style:style style:name="P5" style:family="paragraph" style:parent-style-name="Text_20_body">
      <style:text-properties officeooo:rsid="00052623" officeooo:paragraph-rsid="00052623"/>
    </style:style>
    <style:style style:name="P6" style:family="paragraph" style:parent-style-name="Text_20_body">
      <style:text-properties officeooo:rsid="00074a9a" officeooo:paragraph-rsid="00074a9a"/>
    </style:style>
    <style:style style:name="P7" style:family="paragraph" style:parent-style-name="Text_20_body">
      <style:text-properties officeooo:rsid="00085994" officeooo:paragraph-rsid="00085994"/>
    </style:style>
    <style:style style:name="P8" style:family="paragraph" style:parent-style-name="Text_20_body">
      <style:text-properties officeooo:rsid="000a08d1" officeooo:paragraph-rsid="00074a9a"/>
    </style:style>
    <style:style style:name="P9" style:family="paragraph" style:parent-style-name="Heading_20_1">
      <style:text-properties officeooo:paragraph-rsid="00015d7f"/>
    </style:style>
    <style:style style:name="P10" style:family="paragraph" style:parent-style-name="Heading_20_3">
      <style:text-properties officeooo:rsid="0002093d" officeooo:paragraph-rsid="0002093d"/>
    </style:style>
    <style:style style:name="T1" style:family="text">
      <style:text-properties officeooo:rsid="00015d7f"/>
    </style:style>
    <style:style style:name="T2" style:family="text">
      <style:text-properties officeooo:rsid="0004577c"/>
    </style:style>
    <style:style style:name="T3" style:family="text">
      <style:text-properties officeooo:rsid="00067b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P9" text:outline-level="1"><text:span text:style-name="T1">Character rules</text:span></text:h>
      <text:h text:style-name="Heading_20_2" text:outline-level="2">Attributes</text:h>
      <text:h text:style-name="Heading_20_2" text:outline-level="2">Masteries</text:h>
      <text:h text:style-name="P9" text:outline-level="1"><text:span text:style-name="T1">Creating characters</text:span></text:h>
      <text:h text:style-name="Heading_20_2" text:outline-level="2">Unit creation</text:h>
      <text:h text:style-name="Heading_20_3" text:outline-level="3">Force</text:h>
      <text:p text:style-name="P1">Army</text:p>
      <text:p text:style-name="P1">Navy</text:p>
      <text:p text:style-name="P1">Marines</text:p>
      <text:p text:style-name="P1">Space/air force</text:p>
      <text:h text:style-name="Heading_20_3" text:outline-level="3">Training</text:h>
      <text:p text:style-name="P2">Armored unit</text:p>
      <text:p text:style-name="P1">Artillery <text:span text:style-name="T3">(and air/space defense)</text:span></text:p>
      <text:p text:style-name="P1">EVA troops</text:p>
      <text:p text:style-name="P6">Exo-skeleton</text:p>
      <text:p text:style-name="P1">Infantry</text:p>
      <text:p text:style-name="P5">Intelligence</text:p>
      <text:p text:style-name="P4">Logistics</text:p>
      <text:p text:style-name="P4">Medical</text:p>
      <text:p text:style-name="P3">Pilots</text:p>
      <text:p text:style-name="P7">Recon</text:p>
      <text:p text:style-name="P1">Sappers</text:p>
      <text:p text:style-name="P4">Special forces</text:p>
      <text:h text:style-name="Heading_20_2" text:outline-level="2"><text:soft-page-break/>Specialty</text:h>
      <text:p text:style-name="P6">Armored</text:p>
      <text:p text:style-name="P6">Boarding</text:p>
      <text:p text:style-name="P6">Drop troops</text:p>
      <text:p text:style-name="P8">Mechanized</text:p>
      <text:h text:style-name="Heading_20_2" text:outline-level="2">Character creation</text:h>
      <text:h text:style-name="P10" text:outline-level="3">First step</text:h>
      <text:h text:style-name="P10" text:outline-level="3">Basic training</text:h>
      <text:h text:style-name="Heading_20_3" text:outline-level="3">Unit training</text:h>
      <text:h text:style-name="Heading_20_3" text:outline-level="3">Specialty training</text:h>
      <text:h text:style-name="Heading_20_3" text:outline-level="3">Final touches</text:h>
      <text:h text:style-name="Heading_20_1" text:outline-level="1">Gea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23-03-05T18:43:27.538000000</dc:date>
    <meta:editing-duration>PT18M23S</meta:editing-duration>
    <meta:editing-cycles>10</meta:editing-cycles>
    <meta:document-statistic meta:table-count="0" meta:image-count="0" meta:object-count="0" meta:page-count="2" meta:paragraph-count="35" meta:word-count="52" meta:character-count="379" meta:non-whitespace-character-count="362"/>
  </office:meta>
</office:document-meta>
</file>